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variant="small-caps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small-caps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4 </text:span><text:span text:style-name="T1">Mars</text:span><text:span text:style-name="T2"> 2013 <text:s text:c="121"/>Mao</text:span> Liya</text:p>
      <text:p text:style-name="P2"><text:span text:style-name="T2">Caso</text:span> Anthony</text:p>
      <text:p text:style-name="P2"><text:span text:style-name="T2">2En C <text:s text:c="123"/>Saurel</text:span> Guilhem</text:p>
      <text:h text:style-name="P3" text:outline-level="1">TP 5 d’optoélectronique</text:h>
      <text:p text:style-name="P4"/>
      <text:h text:style-name="Heading_20_1" text:outline-level="1">Choix de la puissance de modulation</text:h>
      <text:p text:style-name="Text_20_body">Dans la datasheet de la DEL, un point de fonctionnement à 7mA pour 600µW est donné. On commence donc par vérifier que ce point est à la limite de linéarité.</text:p>
      <text:p text:style-name="Text_20_body"/>
      <text:p text:style-name="Text_20_body">Pour la puissance de la source, on calcule<draw:frame draw:style-name="fr1" draw:name="Objet1" text:anchor-type="as-char" svg:width="5.293cm" svg:height="1.162cm" draw:z-index="0"><draw:object xlink:href="./Object 1" xlink:type="simple" xlink:show="embed" xlink:actuate="onLoad"/><draw:image xlink:href="./ObjectReplacements/Object 1" xlink:type="simple" xlink:show="embed" xlink:actuate="onLoad"/></draw:frame>, avec R variant entre 20 et 55 Ω, et <draw:frame draw:style-name="fr1" draw:name="Objet2" text:anchor-type="as-char" svg:width="3.064cm" svg:height="1.062cm" draw:z-index="1"><draw:object xlink:href="./Object 2" xlink:type="simple" xlink:show="embed" xlink:actuate="onLoad"/><draw:image xlink:href="./ObjectReplacements/Object 2" xlink:type="simple" xlink:show="embed" xlink:actuate="onLoad"/></draw:frame>, ce qui donne<draw:frame draw:style-name="fr1" draw:name="Objet3" text:anchor-type="as-char" svg:width="3.709cm" svg:height="0.531cm" draw:z-index="2"><draw:object xlink:href="./Object 3" xlink:type="simple" xlink:show="embed" xlink:actuate="onLoad"/><draw:image xlink:href="./ObjectReplacements/Object 3" xlink:type="simple" xlink:show="embed" xlink:actuate="onLoad"/></draw:frame>. On considerera le pire cas, et donc<draw:frame draw:style-name="fr1" draw:name="Objet4" text:anchor-type="as-char" svg:width="3.26cm" svg:height="0.531cm" draw:z-index="3"><draw:object xlink:href="./Object 4" xlink:type="simple" xlink:show="embed" xlink:actuate="onLoad"/><draw:image xlink:href="./ObjectReplacements/Object 4" xlink:type="simple" xlink:show="embed" xlink:actuate="onLoad"/></draw:frame>.</text:p>
      <text:p text:style-name="Text_20_body">Cependant, on branche également l’oscilloscope sur le générateur, et les deux sorties du générateur sont à 50Ω, donc il faut augmenter cette puissance de 3dB pour compenser la division de la puissance envoyée dans la fibre par 2</text:p>
      <text:p text:style-name="Text_20_body"/>
      <text:p text:style-name="Text_20_body">On cherche alors à vérifier que pour une puissance envoyée supérieur, on perd effectivement la linéarité.Cette perte de linéarité est flagrante pour une puissance -0.2 dBm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mparaison des diagrammes de Bode de la fibre seule et du câble coaxial seul</text:h>
      <text:p text:style-name="Text_20_body"/>
      <text:p text:style-name="Text_20_body"><draw:frame draw:style-name="fr2" draw:name="Objet5" text:anchor-type="paragraph" svg:width="17.81cm" svg:height="10.008cm" draw:z-index="4"><draw:object xlink:href="./Object 5" xlink:type="simple" xlink:show="embed" xlink:actuate="onLoad"/><draw:image xlink:href="./ObjectReplacements/Object 5" xlink:type="simple" xlink:show="embed" xlink:actuate="onLoad"/><svg:desc>diagramme</svg:desc></draw:frame>On peut en conclure que pour des fréquences entre 30 et 50 MHz, la fibre d’1km a légèrement plus de pertes qu’un câble coaxial de 100m.</text:p>
      <text:p text:style-name="Text_20_body"/>
      <text:p text:style-name="Text_20_body">Cependant, nos résultats sont très étranges, dans la mesure où on s’attendait à un diagramme de Bode d’un filtre du premier ordre. Il est donc peu pertinent de tirer des conclusions sur la bande passante de ces systè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variant="small-caps"/>
    </style:style>
    <style:style style:name="MT1" style:family="text">
      <style:text-properties fo:font-variant="normal" fo:text-transform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Mao − Caso – Saurel – TP5 <text:span text:style-name="MT1">d’optoélectronique <text:s text:c="78"/>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6T08:46:11.33</meta:creation-date>
    <dc:date>2013-03-14T10:03:34.75</dc:date>
    <meta:editing-duration>PT8H20M37S</meta:editing-duration>
    <meta:editing-cycles>10</meta:editing-cycles>
    <meta:generator>LibreOffice/3.5$Windows_x86 LibreOffice_project/7122e39-92ed229-498d286-15e43b4-d70da21</meta:generator>
    <meta:print-date>2013-03-04T17:52:11.21</meta:print-date>
    <meta:document-statistic meta:table-count="0" meta:image-count="0" meta:object-count="5" meta:page-count="2" meta:paragraph-count="13" meta:word-count="232" meta:character-count="1605" meta:non-whitespace-character-count="1063"/>
  </office:meta>
</office:document-meta>
</file>

<file path=Object 1/content.xml><?xml version="1.0" encoding="utf-8"?>
<math xmlns="http://www.w3.org/1998/Math/MathML">
  <semantics>
    <mrow>
      <mrow>
        <mi>P</mi>
        <mo stretchy="false">=</mo>
        <mfrac>
          <mrow>
            <msup>
              <mi mathvariant="italic">RI</mi>
              <mn>2</mn>
            </msup>
          </mrow>
          <mn>2</mn>
        </mfrac>
      </mrow>
      <mo stretchy="false">⇒</mo>
      <mrow>
        <msub>
          <mi>P</mi>
          <mrow>
            <mi mathvariant="italic">dBm</mi>
          </mrow>
        </msub>
        <mo stretchy="false">=</mo>
        <mn>10</mn>
      </mrow>
      <mi>log</mi>
      <mfenced open="(" close=")">
        <mrow>
          <mfrac>
            <mrow>
              <msup>
                <mi mathvariant="italic">RI</mi>
                <mn>2</mn>
              </msup>
            </mrow>
            <mn>2</mn>
          </mfrac>
        </mrow>
      </mfenced>
    </mrow>
    <annotation encoding="StarMath 5.0">P = {RI^2} over 2 drarrow P_{dBm} = 10 log left ({RI^2} over 2 right )</annotation>
  </semantics>
</math>
</file>

<file path=Object 2/content.xml><?xml version="1.0" encoding="utf-8"?>
<math xmlns="http://www.w3.org/1998/Math/MathML">
  <semantics>
    <mrow>
      <mrow>
        <mrow>
          <mi>I</mi>
          <mo stretchy="false">=</mo>
          <mfrac>
            <msub>
              <mi>I</mi>
              <mrow>
                <mi mathvariant="italic">max</mi>
              </mrow>
            </msub>
            <mn>2</mn>
          </mfrac>
        </mrow>
        <mo stretchy="false">=</mo>
        <mn>3.5mA</mn>
      </mrow>
    </mrow>
    <annotation encoding="StarMath 5.0">I = I_{max} over 2 = 3.5mA</annotation>
  </semantics>
</math>
</file>

<file path=Object 3/content.xml><?xml version="1.0" encoding="utf-8"?>
<math xmlns="http://www.w3.org/1998/Math/MathML">
  <semantics>
    <mrow>
      <mrow>
        <mrow>
          <mrow>
            <mo stretchy="false">−</mo>
            <mn>9.12</mn>
          </mrow>
          <mo stretchy="false">&lt;</mo>
          <msub>
            <mi>P</mi>
            <mrow>
              <mi mathvariant="italic">dBm</mi>
            </mrow>
          </msub>
        </mrow>
        <mo stretchy="false">&lt;</mo>
        <mrow>
          <mo stretchy="false">−</mo>
          <mn>4.73</mn>
        </mrow>
      </mrow>
    </mrow>
    <annotation encoding="StarMath 5.0">-9.12 &lt; P_{dBm} &lt; -4.73</annotation>
  </semantics>
</math>
</file>

<file path=Object 4/content.xml><?xml version="1.0" encoding="utf-8"?>
<math xmlns="http://www.w3.org/1998/Math/MathML">
  <semantics>
    <mrow>
      <mrow>
        <msub>
          <mi>P</mi>
          <mrow>
            <mi mathvariant="italic">gene</mi>
          </mrow>
        </msub>
        <mo stretchy="false">=</mo>
        <mrow>
          <mo stretchy="false">−</mo>
          <mn>9.12</mn>
        </mrow>
      </mrow>
      <mi mathvariant="italic">dBm</mi>
    </mrow>
    <annotation encoding="StarMath 5.0">P_{gene} = -9.12 dBm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09cm" svg:height="10.008cm" xlink:href="." xlink:type="simple" chart:class="chart:scatter" chart:style-name="ch1">
        <chart:legend chart:legend-position="end" svg:x="13.972cm" svg:y="4.43cm" style:legend-expansion="high" chart:style-name="ch2"/>
        <chart:plot-area chart:style-name="ch3" chart:data-source-has-labels="both" svg:x="1.394cm" svg:y="0.935cm" svg:width="11.866cm" svg:height="7.865cm">
          <chartooo:coordinate-region svg:x="2.121cm" svg:y="1.147cm" svg:width="10.675cm" svg:height="7.441cm"/>
          <chart:axis chart:dimension="x" chart:name="primary-x" chart:style-name="ch4" chartooo:axis-type="auto">
            <chart:title svg:x="6.039cm" svg:y="9.001cm" chart:style-name="ch5">
              <text:p>Fréquence (MHz)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6.194cm" chart:style-name="ch7">
              <text:p>Puissance (dBm)</text:p>
            </chart:title>
            <chart:grid chart:style-name="ch8" chart:class="major"/>
          </chart:axis>
          <chart:series chart:style-name="ch9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0" chart:values-cell-range-address="local-table.$D$2:.$D$15" chart:label-cell-address="local-table.$D$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bre seule</text:p>
              </table:table-cell>
              <table:table-cell office:value-type="string">
                <text:p>Coax seu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-17.44">
                <text:p>-17.44</text:p>
              </table:table-cell>
              <table:table-cell office:value-type="float" office:value="-62.19">
                <text:p>-62.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-13.56">
                <text:p>-13.56</text:p>
              </table:table-cell>
              <table:table-cell office:value-type="float" office:value="-53.58">
                <text:p>-53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-18.9">
                <text:p>-18.9</text:p>
              </table:table-cell>
              <table:table-cell office:value-type="float" office:value="-42.83">
                <text:p>-42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-32.18">
                <text:p>-32.18</text:p>
              </table:table-cell>
              <table:table-cell office:value-type="float" office:value="-36.68">
                <text:p>-36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-34.82">
                <text:p>-34.82</text:p>
              </table:table-cell>
              <table:table-cell office:value-type="float" office:value="-27.96">
                <text:p>-27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20.71">
                <text:p>-20.71</text:p>
              </table:table-cell>
              <table:table-cell office:value-type="float" office:value="-16.43">
                <text:p>-16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-25.81">
                <text:p>-25.81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-39.93">
                <text:p>-39.93</text:p>
              </table:table-cell>
              <table:table-cell office:value-type="float" office:value="-11.86">
                <text:p>-11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-9.36">
                <text:p>-9.36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2.05">
                <text:p>-12.05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-19.54">
                <text:p>-19.54</text:p>
              </table:table-cell>
              <table:table-cell office:value-type="float" office:value="-7.22">
                <text:p>-7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-19.93">
                <text:p>-19.93</text:p>
              </table:table-cell>
              <table:table-cell office:value-type="float" office:value="-4.86">
                <text:p>-4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-22.56">
                <text:p>-22.56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-22.32">
                <text:p>-22.32</text:p>
              </table:table-cell>
              <table:table-cell office:value-type="float" office:value="-1.9">
                <text:p>-1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